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ed7ab" officeooo:paragraph-rsid="001ed7ab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ed7ab" officeooo:paragraph-rsid="001ed7ab" style:font-size-asian="12.25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language="ru" fo:country="RU" officeooo:rsid="001ed7ab" officeooo:paragraph-rsid="001ed7ab" style:font-size-asian="12.25pt" style:font-size-complex="14pt"/>
    </style:style>
    <style:style style:name="P4" style:family="paragraph" style:parent-style-name="Standard">
      <style:paragraph-properties fo:text-align="start" style:justify-single-word="false" fo:break-before="page"/>
      <style:text-properties style:font-name="Times New Roman" fo:font-size="14pt" fo:language="ru" fo:country="RU" officeooo:rsid="001ed7ab" officeooo:paragraph-rsid="001ed7ab" style:font-size-asian="12.25pt" style:font-size-complex="14pt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ема курсової роботи: </text:p>
      <text:p text:style-name="P2">«Графічний редактор AST-дерев, використовуючий синтаксис мови програмування Haskell»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section text:style-name="Sect1" text:name="Section1">
        <text:p text:style-name="P1">Дата:</text:p>
        <text:p text:style-name="P1">19.02.2016</text:p>
        <text:p text:style-name="P3">Підпис:</text:p>
        <text:p text:style-name="P1"/>
      </text:section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08:03:06.217587664</meta:creation-date>
    <dc:date>2016-03-19T08:09:33.754175656</dc:date>
    <meta:editing-duration>P0D</meta:editing-duration>
    <meta:editing-cycles>1</meta:editing-cycles>
    <meta:document-statistic meta:table-count="0" meta:image-count="0" meta:object-count="0" meta:page-count="2" meta:paragraph-count="5" meta:word-count="14" meta:character-count="128" meta:non-whitespace-character-count="118"/>
    <meta:generator>LibreOffice/4.2.8.2$Linux_X86_64 LibreOffice_project/420m0$Build-2</meta:generator>
  </office:meta>
</office:document-meta>
</file>